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Liberation Serif" svg:font-family="Liberation Serif"/>
    <style:font-face style:name="Times New Roman" svg:font-family="Times New Roman"/>
    <style:font-face style:name="Calibri" svg:font-family="Calibri"/>
  </office:font-face-decls>
  <office:automatic-styles>
    <style:style style:family="text" style:name="T10" style:display-name="T10">
      <style:text-properties fo:language="ru" fo:country="RU"/>
    </style:style>
    <style:style style:family="text" style:name="T11" style:display-name="T11">
      <style:text-properties fo:language="en" fo:country="US"/>
    </style:style>
    <style:style style:family="text" style:name="T1" style:display-name="T1">
      <style:text-properties fo:font-size="10pt" fo:font-weight="bold"/>
    </style:style>
    <style:style style:family="text" style:name="T2" style:display-name="T2">
      <style:text-properties fo:font-size="14pt" fo:font-weight="bold"/>
    </style:style>
    <style:style style:family="text" style:name="T3" style:display-name="T3">
      <style:text-properties fo:font-size="14pt"/>
    </style:style>
    <style:style style:family="text" style:name="T4" style:display-name="T4">
      <style:text-properties fo:color="#000000" style:font-name="Liberation Serif" fo:font-size="12pt" fo:language="ru" fo:country="RU" fo:font-weight="normal"/>
    </style:style>
    <style:style style:family="text" style:name="T5" style:display-name="T5">
      <style:text-properties fo:font-size="14pt" fo:font-weight="normal"/>
    </style:style>
    <style:style style:family="text" style:name="T6" style:display-name="T6">
      <style:text-properties fo:color="#000000" style:font-name="Times New Roman" fo:font-size="14pt" fo:language="ru" fo:country="RU" fo:font-weight="normal" text:display="true" fo:text-transform="none"/>
    </style:style>
    <style:style style:family="text" style:name="T7" style:display-name="T7">
      <style:text-properties fo:color="#000000" style:font-name="Calibri" fo:font-size="11pt" fo:language="ru" fo:country="RU" fo:font-weight="normal"/>
    </style:style>
    <style:style style:family="text" style:name="T8" style:display-name="T8">
      <style:text-properties fo:font-size="14pt" fo:language="en" fo:country="US"/>
    </style:style>
    <style:style style:family="text" style:name="T9" style:display-name="T9">
      <style:text-properties fo:color="#000000" style:font-name="Times New Roman" fo:font-size="12pt" fo:language="ru" fo:country="RU" fo:font-weight="normal" text:display="true" fo:text-transform="none"/>
    </style:style>
    <style:style style:family="paragraph" style:name="P9" style:display-name="P9" style:parent-style-name="--------------2">
      <style:text-properties fo:font-size="14pt" fo:font-weight="bold"/>
    </style:style>
    <style:style style:family="paragraph" style:name="P20" style:display-name="P20" style:list-style-name="L1">
      <style:paragraph-properties fo:text-align="justify" fo:text-indent="0.000000cm" fo:line-height="100%" fo:widows="2" fo:orphans="2" fo:margin-left="0.635000cm" fo:margin-right="0cm" fo:margin-top="0cm" fo:margin-bottom="0.353cm" style:writing-mode="lr"/>
      <style:text-properties style:font-name="Times New Roman" fo:font-size="12pt"/>
    </style:style>
    <style:style style:family="paragraph" style:name="P21" style:display-name="P21" style:parent-style-name="Standard">
      <style:paragraph-properties fo:line-height="100%" fo:margin-top="0cm" fo:margin-bottom="0cm"/>
    </style:style>
    <style:style style:family="paragraph" style:name="P22" style:display-name="P22" style:parent-style-name="Standard">
      <style:paragraph-properties fo:line-height="100%" fo:margin-top="0cm" fo:margin-bottom="0cm"/>
      <style:text-properties fo:font-size="12pt"/>
    </style:style>
    <style:style style:family="paragraph" style:name="P23" style:display-name="P23" style:parent-style-name="Standard">
      <style:paragraph-properties fo:line-height="100%" fo:margin-top="0cm" fo:margin-bottom="0cm" fo:break-before="page"/>
      <style:text-properties fo:font-size="12pt"/>
    </style:style>
    <style:style style:family="paragraph" style:name="P24" style:display-name="P24" style:parent-style-name="Standard">
      <style:paragraph-properties fo:line-height="100%" fo:margin-top="0cm" fo:margin-bottom="0cm" fo:break-before="page"/>
    </style:style>
    <style:style style:family="paragraph" style:name="P10" style:display-name="P10" style:parent-style-name="--------------2">
      <style:text-properties fo:font-size="14pt" fo:font-style="italic"/>
    </style:style>
    <style:style style:family="paragraph" style:name="P11" style:display-name="P11" style:parent-style-name="--------------2">
      <style:text-properties fo:font-size="14pt" fo:language="en" fo:country="US" fo:font-style="italic"/>
    </style:style>
    <style:style style:family="paragraph" style:name="P12" style:display-name="P12" style:parent-style-name="--------------1">
      <style:paragraph-properties fo:break-before="page"/>
    </style:style>
    <style:style style:family="paragraph" style:name="P13" style:display-name="P13" style:parent-style-name="--------------1"/>
    <style:style style:family="paragraph" style:name="P14" style:display-name="P14" style:parent-style-name="--------------1">
      <style:text-properties fo:font-size="14pt"/>
    </style:style>
    <style:style style:family="paragraph" style:name="P15" style:display-name="P15" style:parent-style-name="--------------2"/>
    <style:style style:family="paragraph" style:name="P16" style:display-name="P16" style:parent-style-name="--------------2">
      <style:paragraph-properties fo:text-indent="0cm" fo:margin-left="7.938cm" fo:margin-right="0cm"/>
      <style:text-properties fo:font-size="14pt"/>
    </style:style>
    <style:style style:family="paragraph" style:name="P17" style:display-name="P17" style:parent-style-name="--------------1">
      <style:text-properties fo:font-size="14pt" fo:font-weight="bold"/>
    </style:style>
    <style:style style:family="paragraph" style:name="P18" style:display-name="P18" style:parent-style-name="Standard">
      <style:paragraph-properties fo:text-align="center"/>
    </style:style>
    <style:style style:family="paragraph" style:name="P19" style:display-name="P19" style:list-style-name="L1">
      <style:paragraph-properties fo:text-align="justify" fo:text-indent="0.000000cm" fo:line-height="100%" fo:widows="2" fo:orphans="2" fo:margin-left="0.635000cm" fo:margin-right="0cm" fo:margin-top="0cm" fo:margin-bottom="0.353cm" style:writing-mode="lr"/>
      <style:text-properties style:font-name="Times New Roman" fo:font-size="14pt"/>
    </style:style>
    <style:style style:family="paragraph" style:name="P1" style:display-name="P1" style:parent-style-name="Standard">
      <style:paragraph-properties fo:text-align="center" fo:line-height="39%" fo:margin-top="0.071cm" fo:margin-bottom="0cm" fo:break-before="column"/>
    </style:style>
    <style:style style:family="paragraph" style:name="P2" style:display-name="P2" style:parent-style-name="--------------1">
      <style:paragraph-properties fo:text-align="center"/>
      <style:text-properties fo:font-size="14pt" fo:font-weight="bold"/>
    </style:style>
    <style:style style:family="paragraph" style:name="P3" style:display-name="P3" style:parent-style-name="Standard">
      <style:paragraph-properties fo:text-align="center"/>
      <style:text-properties fo:font-weight="bold"/>
    </style:style>
    <style:style style:family="paragraph" style:name="P4" style:display-name="P4" style:parent-style-name="Standard">
      <style:paragraph-properties fo:text-align="center"/>
      <style:text-properties fo:font-size="14pt"/>
    </style:style>
    <style:style style:family="paragraph" style:name="P5" style:display-name="P5" style:parent-style-name="--------------2">
      <style:paragraph-properties fo:break-before="page"/>
      <style:text-properties fo:font-size="14pt" fo:font-weight="bold"/>
    </style:style>
    <style:style style:family="paragraph" style:name="P6" style:display-name="P6" style:parent-style-name="--------------2">
      <style:text-properties fo:font-size="14pt"/>
    </style:style>
    <style:style style:family="paragraph" style:name="P7" style:display-name="P7" style:parent-style-name="--------------2">
      <style:paragraph-properties fo:break-before="page"/>
      <style:text-properties fo:font-size="14pt"/>
    </style:style>
    <style:style style:family="paragraph" style:name="P8" style:display-name="P8" style:parent-style-name="--------------2">
      <style:paragraph-properties fo:text-align="center"/>
      <style:text-properties fo:font-size="14pt"/>
    </style:style>
    <style:style style:family="section" style:name="Sect1" style:display-name="Sect1"/>
    <style:style style:family="table" style:name="Table1" style:display-name="Table1">
      <style:table-properties style:width="16.701000cm" table:align="margins" fo:margin-left="-0.191cm"/>
    </style:style>
    <style:style style:family="table" style:name="Table2" style:display-name="Table2">
      <style:table-properties style:width="16.880000cm" table:align="margins" fo:margin-left="-0.191cm"/>
    </style:style>
    <style:style style:family="table-column" style:name="Table2-col3" style:display-name="Table2.col3">
      <style:table-column-properties style:column-width="6.244cm"/>
    </style:style>
    <style:style style:family="table-column" style:name="Table2-col1" style:display-name="Table2.col1">
      <style:table-column-properties style:column-width="5.627cm"/>
    </style:style>
    <style:style style:family="table-column" style:name="Table1-col1" style:display-name="Table1.col1">
      <style:table-column-properties style:column-width="8.444cm"/>
    </style:style>
    <style:style style:family="table-column" style:name="Table1-col2" style:display-name="Table1.col2">
      <style:table-column-properties style:column-width="8.257cm"/>
    </style:style>
    <style:style style:family="table-column" style:name="Table2-col2" style:display-name="Table2.col2">
      <style:table-column-properties style:column-width="5.009cm"/>
    </style:style>
    <style:style style:family="table-row" style:name="Table1-row3" style:display-name="Table1.row3">
      <style:table-row-properties style:min-row-height="1.538cm"/>
    </style:style>
    <style:style style:family="table-row" style:name="Table1-row4" style:display-name="Table1.row4">
      <style:table-row-properties style:min-row-height="1.644cm"/>
    </style:style>
    <style:style style:family="table-row" style:name="Table2-row1" style:display-name="Table2.row1">
      <style:table-row-properties style:min-row-height="1.326cm"/>
    </style:style>
    <style:style style:family="table-row" style:name="Table1-row1" style:display-name="Table1.row1">
      <style:table-row-properties style:min-row-height="0.466cm"/>
    </style:style>
    <style:style style:family="table-row" style:name="Table1-row2" style:display-name="Table1.row2">
      <style:table-row-properties style:min-row-height="0.512cm"/>
    </style:style>
    <style:style style:family="table-cell" style:name="Table2-col2-row1" style:display-name="Table2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2" style:display-name="Table2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1" style:display-name="Table2_col3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3-row2" style:display-name="Table2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1" style:display-name="Table1_col1_row1">
      <style:table-cell-properties style:vertical-align="top" fo:border-left="0.72pt solid #000000" fo:border-right="0.72pt solid #000000" fo:border-top="0.72pt solid #000000" fo:border-bottom="0.72pt solid #000000" fo:background-color="#ffffff"/>
    </style:style>
    <style:style style:family="table-cell" style:name="Table1-col1-row2" style:display-name="Table1_col1_row2">
      <style:table-cell-properties style:vertical-align="top" fo:border-left="0.72pt solid #000000" fo:border-right="0.72pt solid #000000" fo:border-top="0.72pt solid #000000" fo:border-bottom="0.72pt solid #000000" fo:background-color="#ffffff"/>
    </style:style>
    <style:style style:family="table-cell" style:name="Table1-col1-row3" style:display-name="Table1_col1_row3">
      <style:table-cell-properties style:vertical-align="top" fo:border-left="0.72pt solid #000000" fo:border-right="0.72pt solid #000000" fo:border-top="0.72pt solid #000000" fo:border-bottom="0.72pt solid #000000" fo:background-color="#ffffff"/>
    </style:style>
    <style:style style:family="table-cell" style:name="Table1-col1-row4" style:display-name="Table1_col1_row4">
      <style:table-cell-properties style:vertical-align="top" fo:border-left="0.72pt solid #000000" fo:border-right="0.72pt solid #000000" fo:border-top="0.72pt solid #000000" fo:border-bottom="0.72pt solid #000000" fo:background-color="#ffffff"/>
    </style:style>
    <style:style style:family="table-cell" style:name="Table1-col2-row2" style:display-name="Table1_col2_row2">
      <style:table-cell-properties style:vertical-align="top" fo:border-left="0.72pt solid #000000" fo:border-right="0.72pt solid #000000" fo:border-top="0.72pt solid #000000" fo:border-bottom="0.72pt solid #000000" fo:background-color="#ffffff"/>
    </style:style>
    <style:style style:family="table-cell" style:name="Table1-col2-row3" style:display-name="Table1_col2_row3">
      <style:table-cell-properties style:vertical-align="top" fo:border-left="0.72pt solid #000000" fo:border-right="0.72pt solid #000000" fo:border-top="0.72pt solid #000000" fo:border-bottom="0.72pt solid #000000" fo:background-color="#ffffff"/>
    </style:style>
    <style:style style:family="table-cell" style:name="Table1-col2-row1" style:display-name="Table1_col2_row1">
      <style:table-cell-properties style:vertical-align="top" fo:border-left="0.72pt solid #000000" fo:border-right="0.72pt solid #000000" fo:border-top="0.72pt solid #000000" fo:border-bottom="0.72pt solid #000000" fo:background-color="#ffffff"/>
    </style:style>
    <style:style style:family="table-cell" style:name="Table2-col1-row1" style:display-name="Table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2" style:display-name="Table2_col1_row2">
      <style:table-cell-properties style:vertical-align="top" fo:border-left="0.72pt solid #000000" fo:border-right="0.72pt solid #000000" fo:border-top="0.72pt solid #000000" fo:border-bottom="0.72pt solid #000000"/>
    </style:style>
    <style:page-layout style:name="PLayout2">
      <style:page-layout-properties fo:margin-top="2cm" fo:margin-bottom="2cm" fo:margin-left="3cm" fo:margin-right="1.499cm"/>
    </style:page-layout>
    <style:page-layout style:name="Standard">
      <style:page-layout-properties fo:margin-top="2cm" fo:margin-bottom="2cm" fo:margin-left="3cm" fo:margin-right="1.499cm"/>
    </style:page-layout>
    <text:list-style style:name="L1">
      <text:list-level-style-number text:level="1" style:num-format="1">
        <style:list-level-properties fo:text-indent="0.000000cm" text:space-before="0cm" text:min-label-width="0.635000cm" fo:margin-left="0.635000cm"/>
      </text:list-level-style-number>
    </text:list-style>
  </office:automatic-styles>
  <office:body>
    <office:text>
      <text:section text:style-name="Sect1" text:name="Section1">
        <text:p text:style-name="P1"><text:span text:style-name="T1">МИНИСТЕРСТВО ОБРАЗОВАНИЯ И НАУКИ РОССИЙСКОЙ ФЕДЕРАЦИИ</text:span><text:span text:style-name="T2"> </text:span></text:p>
        <text:p text:style-name="P2">Федеральное государственное бюджетное образовательное учреждение</text:p>
        <text:p text:style-name="P2">высшего профессионального образования</text:p>
        <text:p text:style-name="P2">«Московский государственный индустриальный университет»</text:p>
        <text:p text:style-name="P2">ФГБОУ ВПО «МГИУ»</text:p>
        <text:p text:style-name="Standard"/>
        <text:p text:style-name="P3">ФАКУЛЬТЕТ ПРИКЛАДНОЙ МАТЕМАТИКИ И ТЕХНИЧЕСКОЙ ФИЗИКИ</text:p>
        <text:p text:style-name="P4">Кафедра информационных систем и технологий</text:p>
        <text:p text:style-name="Standard"/>
        <text:p text:style-name="Standard"/>
        <table:table table:name="Table1" table:style-name="Table1">
          <table:table-column table:style-name="Table1.col1"/>
          <table:table-column table:style-name="Table1.col2"/>
          <table:table-row table:style-name="Table1.row1">
            <table:table-cell table:style-name="Table1_col1_row1">
              <text:p text:style-name="P5">Практикант: </text:p>
              <text:p text:style-name="P6"/>
            </table:table-cell>
            <table:table-cell table:style-name="Table1_col2_row1">
              <text:p text:style-name="P7">Грачев Денис Геннадьевич</text:p>
              <text:p text:style-name="P8"/>
            </table:table-cell>
          </table:table-row>
          <table:table-row table:style-name="Table1.row2">
            <table:table-cell table:style-name="Table1_col1_row2">
              <text:p text:style-name="P5"/>
              <text:p text:style-name="P9">Группа:</text:p>
            </table:table-cell>
            <table:table-cell table:style-name="Table1_col2_row2">
              <text:p text:style-name="P10"/>
              <text:p text:style-name="P11">111131</text:p>
            </table:table-cell>
          </table:table-row>
          <table:table-row table:style-name="Table1.row3">
            <table:table-cell table:style-name="Table1_col1_row3">
              <text:p text:style-name="P5"/>
              <text:p text:style-name="P9">Направление:</text:p>
            </table:table-cell>
            <table:table-cell table:style-name="Table1_col2_row3">
              <text:p text:style-name="P10">230100 «Информатика и вычислительная техника» </text:p>
              <text:p text:style-name="P10"/>
            </table:table-cell>
          </table:table-row>
          <table:table-row table:style-name="Table1.row4">
            <table:table-cell table:style-name="Table1_col1_row4" table:number-columns-spanned="2">
              <text:p text:style-name="P12"><text:span text:style-name="T3">Сроки прохождения <text:s/>профессионально-производственной <text:s/>практики: <text:s text:c="2"/></text:span></text:p>
              <text:p text:style-name="P13"><text:span text:style-name="T3"> с </text:span><text:span text:style-name="T4">06.04.2015 по 19.04.2015 <text:s/></text:span></text:p>
              <text:p text:style-name="P14"/>
              <text:p text:style-name="P15"><text:span text:style-name="T3">Место прохождения практики: </text:span><text:span text:style-name="T5">ФГБОУ ВПО «МГИУ» </text:span></text:p>
              <text:p text:style-name="P6"/>
              <text:p text:style-name="P16"/>
            </table:table-cell>
            <table:covered-table-cell/>
          </table:table-row>
        </table:table>
        <text:p text:style-name="P17"/>
        <text:p text:style-name="P2">Индивидуальное задание на период профессионально-производственной практики</text:p>
        <text:p text:style-name="P18"/>
        <text:p text:style-name="P18"/>
        <text:list text:style-name="L1">
          <text:list-item>
            <text:p text:style-name="P19">Инструктаж по технике безопасности, планирование научно-консультационной работы с руководителем практики;</text:p>
          </text:list-item>
          <text:list-item>
            <text:p text:style-name="P19"><text:span text:style-name="T6"/><text:span text:style-name="T7">Выбор средств разработки;</text:span></text:p>
          </text:list-item>
          <text:list-item>
            <text:p text:style-name="P20">Изменение структуры базы данных и приложений в соответствии с этим<text:span text:style-name="T8">;</text:span></text:p>
          </text:list-item>
          <text:list-item>
            <text:p text:style-name="P20">Доработки программного продукта в соответствии со списком поставленных задач;</text:p>
          </text:list-item>
          <text:list-item>
            <text:p text:style-name="P20"><text:span text:style-name="T9"/>Обсуждение результатов практики, составление письменного отчета;</text:p>
          </text:list-item>
        </text:list>
        <table:table table:name="Table2" table:style-name="Table2">
          <table:table-column table:style-name="Table2.col1"/>
          <table:table-column table:style-name="Table2.col2"/>
          <table:table-column table:style-name="Table2.col3"/>
          <table:table-row table:style-name="Table2.row1">
            <table:table-cell table:style-name="Table2_col1_row1">
              <text:p text:style-name="P21">Руководитель практики</text:p>
              <text:p text:style-name="P22"><text:span text:style-name="T10">нач. БТО ИВЦ </text:span></text:p>
            </table:table-cell>
            <table:table-cell table:style-name="Table2_col2_row1">
              <text:p text:style-name="P21">____________________</text:p>
            </table:table-cell>
            <table:table-cell table:style-name="Table2_col3_row1">
              <text:p text:style-name="P23"><text:span text:style-name="T11">/ </text:span><text:span text:style-name="T10"> Курасов Ю.В./</text:span></text:p>
              <text:p text:style-name="P22"/>
              <text:p text:style-name="P22"/>
              <text:p text:style-name="P22"/>
            </table:table-cell>
          </table:table-row>
          <table:table-row>
            <table:table-cell table:style-name="Table2_col1_row2">
              <text:p text:style-name="P24">Заведующий кафедрой </text:p>
              <text:p text:style-name="P21">информационных систем и </text:p>
              <text:p text:style-name="P21">технологий</text:p>
              <text:p text:style-name="P21"/>
            </table:table-cell>
            <table:table-cell table:style-name="Table2_col2_row2">
              <text:p text:style-name="P24">____________________</text:p>
            </table:table-cell>
            <table:table-cell table:style-name="Table2_col3_row2">
              <text:p text:style-name="P24">/к.ф.-м.н., доцент Роганов Е.А./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Times New Roman"/>
    <style:font-face style:name="Calibri" svg:font-family="Calibri"/>
    <style:font-face style:name="Tahoma" svg:font-family="Tahoma"/>
  </office:font-face-decls>
  <office:styles>
    <style:default-style style:family="paragraph">
      <style:paragraph-properties style:tab-stop-distance="1.249cm"/>
    </style:default-style>
    <style:style style:family="text" style:name="Footnote-anchor-text-text" style:display-name="Footnote anchor_text_text">
      <style:text-properties style:text-position="33%" fo:font-size="10pt"/>
    </style:style>
    <style:style style:family="text" style:name="--u1093---u1077---u1084---u1072----u1076---u1086---u1082---u1091---u1084---u1077---u1085---u1090---u1072----u1047---u1085---u1072---u1082---text-text" style:display-name="?\u1093 ?\u1077 ?\u1084 ?\u1072 ? \u1076 ?\u1086 ?\u1082 ?\u1091 ?\u1084 ?\u1077 ?\u1085 ?\u1090 ?\u1072 ? \u1047 ?\u1085 ?\u1072 ?\u1082 ?_text_text">
      <style:text-properties style:font-name="Tahoma" fo:font-size="8pt"/>
    </style:style>
    <style:style style:family="text" style:name="Endnote-anchor-text-text" style:display-name="Endnote anchor_text_text">
      <style:text-properties style:text-position="33%" fo:font-size="10pt"/>
    </style:style>
    <style:style style:family="paragraph" style:name="--------------1" style:display-name="Обычный1" style:next-style-name="--------------1">
      <style:paragraph-properties fo:line-height="100%" fo:widows="2" fo:orphans="2" fo:margin-top="0cm" fo:margin-bottom="0cm" style:writing-mode="lr"/>
      <style:text-properties fo:color="#000000" style:font-name="Times New Roman" fo:font-size="12pt"/>
    </style:style>
    <style:style style:family="paragraph" style:name="--------------2" style:display-name="Обычный2" style:next-style-name="--------------2">
      <style:paragraph-properties fo:line-height="100%" fo:widows="2" fo:orphans="2" fo:margin-top="0cm" fo:margin-bottom="0cm" style:writing-mode="lr"/>
      <style:text-properties fo:color="#000000" style:font-name="Times New Roman" fo:font-size="12pt"/>
    </style:style>
    <style:style style:family="paragraph" style:name="List-Paragraph" style:display-name="List Paragraph" style:parent-style-name="Standard" style:next-style-name="List-Paragraph">
      <style:paragraph-properties fo:text-indent="0cm" fo:margin-left="1.27cm" fo:margin-right="0cm" fo:margin-top="0cm" fo:margin-bottom="0.353cm"/>
    </style:style>
    <style:style style:family="paragraph" style:name="Table-Grid" style:display-name="Table Grid" style:parent-style-name="Normal">
      <style:paragraph-properties fo:line-height="100%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Normal" style:display-name="Normal">
      <style:paragraph-properties fo:line-height="115%" fo:margin-top="0cm" fo:margin-bottom="0.353cm" style:writing-mode="lr"/>
      <style:text-properties style:font-name="Calibri" fo:font-size="11pt" fo:language="ru" fo:country="RU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Text-body" style:display-name="Text body" style:parent-style-name="Standard" style:next-style-name="Text-body">
      <style:paragraph-properties fo:margin-top="0cm" fo:margin-bottom="0.212cm"/>
    </style:style>
    <style:style style:family="paragraph" style:name="Standard" style:display-name="Standard" style:next-style-name="Standard">
      <style:paragraph-properties fo:line-height="100%" fo:widows="2" fo:orphans="2" fo:margin-top="0cm" fo:margin-bottom="0cm" style:writing-mode="lr"/>
      <style:text-properties style:font-name="Times New Roman" fo:font-size="12pt"/>
    </style:style>
    <style:style style:family="paragraph" style:name="-Normal" style:display-name="_Normal">
      <style:paragraph-properties fo:line-height="100%"/>
      <style:text-properties style:font-name="Times New Roman" fo:font-size="12pt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Heading" style:display-name="Heading" style:parent-style-name="Standard" style:next-style-name="Text-body">
      <style:paragraph-properties fo:margin-top="0.423cm" fo:margin-bottom="0.212cm" fo:keep-with-next="always"/>
      <style:text-properties style:font-name="Arial" fo:font-size="14pt"/>
    </style:style>
    <style:style style:family="paragraph" style:name="--u1073---u1099---u1095---u1085---u1099---u1081--1" style:display-name="?\u1073 ?\u1099 ?\u1095 ?\u1085 ?\u1099 ?\u1081 ?1">
      <style:paragraph-properties fo:line-height="100%"/>
    </style:style>
    <style:style style:family="paragraph" style:name="--u1073---u1099---u1095---u1085---u1099---u1081--2" style:display-name="?\u1073 ?\u1099 ?\u1095 ?\u1085 ?\u1099 ?\u1081 ?2">
      <style:paragraph-properties fo:line-height="100%"/>
    </style:style>
    <style:style style:family="paragraph" style:name="Caption" style:display-name="Caption" style:parent-style-name="Standard" style:next-style-name="Caption">
      <style:paragraph-properties fo:margin-top="0.212cm" fo:margin-bottom="0.212cm"/>
      <style:text-properties fo:font-size="12pt" fo:font-style="italic"/>
    </style:style>
    <style:style style:family="paragraph" style:name="Document-Map" style:display-name="Document Map">
      <style:text-properties style:font-name="Tahoma" fo:font-size="8pt"/>
    </style:style>
  </office:styles>
  <office:automatic-styles>
    <style:page-layout style:name="Standard">
      <style:page-layout-properties fo:page-width="8.267717in" fo:page-height="11.692913in" style:print-orientation="portrait" fo:margin-top="2cm" fo:margin-bottom="2cm" fo:margin-left="3cm" fo:margin-right="1.499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initial-creator>Администратор</meta:initial-creator>
    <meta:creation-date>2014-03-19T08:20:00</meta:creation-date>
    <dc:date>Sat Apr 18 17:51:53 2015
</dc:date>
  </office:meta>
</office:document-meta>
</file>